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-complex="Times New Roman" fo:font-weight="bold" style:font-weight-asian="bold" fo:font-style="italic" style:font-style-asian="italic"/>
    </style:style>
    <style:style style:name="T3" style:parent-style-name="Основнойшрифтабзаца" style:family="text">
      <style:text-properties style:font-name-complex="Times New Roman" fo:font-weight="bold" style:font-weight-asian="bold" fo:font-style="italic" style:font-style-asian="italic" fo:language="ru" fo:country="RU"/>
    </style:style>
    <style:style style:name="T4" style:parent-style-name="Основнойшрифтабзаца" style:family="text">
      <style:text-properties style:font-name-complex="Times New Roman" fo:font-weight="bold" style:font-weight-asian="bold" fo:font-style="italic" style:font-style-asian="italic" fo:language="ru" fo:country="RU"/>
    </style:style>
    <style:style style:name="T5" style:parent-style-name="Основнойшрифтабзаца" style:family="text">
      <style:text-properties style:font-name-complex="Times New Roman" fo:font-weight="bold" style:font-weight-asian="bold"/>
    </style:style>
    <style:style style:name="T6" style:parent-style-name="Основнойшрифтабзаца" style:family="text">
      <style:text-properties style:font-name-complex="Times New Roman"/>
    </style:style>
    <style:style style:name="T7" style:parent-style-name="Основнойшрифтабзаца" style:family="text">
      <style:text-properties style:font-name-complex="Times New Roman" fo:language="ru" fo:country="RU"/>
    </style:style>
    <style:style style:name="T8" style:parent-style-name="Основнойшрифтабзаца" style:family="text">
      <style:text-properties style:font-name-complex="Times New Roman"/>
    </style:style>
    <style:style style:name="T9" style:parent-style-name="Основнойшрифтабзаца" style:family="text">
      <style:text-properties style:font-name-complex="Times New Roman"/>
    </style:style>
    <style:style style:name="P10" style:parent-style-name="Standard" style:family="paragraph">
      <style:text-properties style:font-name-complex="Times New Roman" fo:language="ru" fo:country="RU"/>
    </style:style>
    <style:style style:name="T11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T12" style:parent-style-name="Основнойшрифтабзаца" style:family="text">
      <style:text-properties style:font-name-complex="Times New Roman" fo:language="ru" fo:country="RU"/>
    </style:style>
    <style:style style:name="P13" style:parent-style-name="Standard" style:family="paragraph">
      <style:text-properties style:font-name-complex="Times New Roman" fo:language="ru" fo:country="RU"/>
    </style:style>
    <style:style style:name="P14" style:parent-style-name="Standard" style:family="paragraph">
      <style:text-properties style:font-name-complex="Times New Roman" fo:language="ru" fo:country="RU"/>
    </style:style>
    <style:style style:name="P15" style:parent-style-name="Standard" style:family="paragraph">
      <style:text-properties style:font-name-complex="Times New Roman" fo:font-weight="bold" style:font-weight-asian="bold" fo:language="ru" fo:country="RU"/>
    </style:style>
    <style:style style:name="P16" style:parent-style-name="Standard" style:family="paragraph">
      <style:text-properties style:font-name-complex="Times New Roman" fo:font-weight="bold" style:font-weight-asian="bold" fo:language="ru" fo:country="RU"/>
    </style:style>
    <style:style style:name="P17" style:parent-style-name="Standard" style:family="paragraph">
      <style:text-properties style:font-name-complex="Times New Roman" fo:language="ru" fo:country="RU"/>
    </style:style>
    <style:style style:name="P18" style:parent-style-name="Standard" style:family="paragraph">
      <style:text-properties style:font-name-complex="Times New Roman" fo:language="ru" fo:country="RU"/>
    </style:style>
    <style:style style:name="P19" style:parent-style-name="Standard" style:family="paragraph">
      <style:text-properties style:font-name-complex="Times New Roman" fo:language="ru" fo:country="RU"/>
    </style:style>
    <style:style style:name="P20" style:parent-style-name="Standard" style:family="paragraph">
      <style:text-properties style:font-name-complex="Times New Roman" fo:language="ru" fo:country="RU"/>
    </style:style>
    <style:style style:name="P21" style:parent-style-name="Standard" style:family="paragraph">
      <style:text-properties style:font-name-complex="Times New Roman" fo:font-weight="bold" style:font-weight-asian="bold" fo:language="ru" fo:country="RU"/>
    </style:style>
    <style:style style:name="P22" style:parent-style-name="Standard" style:family="paragraph">
      <style:text-properties style:font-name-complex="Times New Roman" fo:language="ru" fo:country="RU"/>
    </style:style>
    <style:style style:name="P23" style:parent-style-name="Standard" style:family="paragraph">
      <style:text-properties style:font-name-complex="Times New Roman" fo:language="ru" fo:country="RU"/>
    </style:style>
    <style:style style:name="P24" style:parent-style-name="Standard" style:family="paragraph">
      <style:text-properties style:font-name-complex="Times New Roman" fo:language="ru" fo:country="RU"/>
    </style:style>
    <style:style style:name="P25" style:parent-style-name="Standard" style:family="paragraph">
      <style:text-properties style:font-name-complex="Times New Roman" fo:language="ru" fo:country="RU"/>
    </style:style>
    <style:style style:name="P26" style:parent-style-name="Standard" style:family="paragraph">
      <style:text-properties style:font-name-complex="Times New Roman" fo:font-weight="bold" style:font-weight-asian="bold" fo:language="ru" fo:country="RU"/>
    </style:style>
    <style:style style:name="P27" style:parent-style-name="Standard" style:family="paragraph">
      <style:text-properties style:font-name-complex="Times New Roman" fo:language="ru" fo:country="RU"/>
    </style:style>
    <style:style style:name="P28" style:parent-style-name="Standard" style:family="paragraph">
      <style:text-properties style:font-name-complex="Times New Roman" fo:language="ru" fo:country="RU"/>
    </style:style>
    <style:style style:name="P29" style:parent-style-name="Standard" style:family="paragraph">
      <style:text-properties style:font-name-complex="Times New Roman" fo:language="ru" fo:country="RU"/>
    </style:style>
    <style:style style:name="P30" style:parent-style-name="Standard" style:family="paragraph">
      <style:text-properties style:font-name-complex="Times New Roman" fo:font-weight="bold" style:font-weight-asian="bold" fo:language="ru" fo:country="RU"/>
    </style:style>
    <style:style style:name="T31" style:parent-style-name="Строгий" style:family="text">
      <style:text-properties fo:font-weight="normal" style:font-weight-asian="normal"/>
    </style:style>
    <style:style style:name="P32" style:parent-style-name="Standard" style:family="paragraph">
      <style:text-properties style:font-name-complex="Times New Roman" fo:language="ru" fo:country="RU"/>
    </style:style>
    <style:style style:name="P33" style:parent-style-name="Standard" style:family="paragraph">
      <style:text-properties style:font-name-complex="Times New Roman" fo:language="ru" fo:country="RU"/>
    </style:style>
    <style:style style:name="P34" style:parent-style-name="Standard" style:family="paragraph">
      <style:text-properties style:font-name-complex="Times New Roman" fo:font-weight="bold" style:font-weight-asian="bold" fo:language="ru" fo:country="RU"/>
    </style:style>
    <style:style style:name="T3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1" style:parent-style-name="Standard" style:family="paragraph">
      <style:text-properties style:font-name-complex="Times New Roman" fo:language="ru" fo:country="RU"/>
    </style:style>
    <style:style style:name="P42" style:parent-style-name="Standard" style:family="paragraph">
      <style:text-properties style:font-name-complex="Times New Roman" fo:language="ru" fo:country="RU"/>
    </style:style>
    <style:style style:name="P43" style:parent-style-name="Standard" style:family="paragraph">
      <style:text-properties style:font-name-complex="Times New Roman" fo:language="ru" fo:country="RU"/>
    </style:style>
    <style:style style:name="P44" style:parent-style-name="Standard" style:family="paragraph">
      <style:text-properties style:font-name-complex="Times New Roman" fo:font-weight="bold" style:font-weight-asian="bold" fo:language="ru" fo:country="RU"/>
    </style:style>
    <style:style style:name="T45" style:parent-style-name="sc-bznhio" style:family="text">
      <style:text-properties style:font-name-complex="Times New Roman" fo:font-weight="bold" style:font-weight-asian="bold" style:font-weight-complex="bold" fo:color="#000000" fo:letter-spacing="-0.0034in"/>
    </style:style>
    <style:style style:name="T46" style:parent-style-name="sc-bznhio" style:family="text">
      <style:text-properties style:font-name-complex="Times New Roman" fo:color="#000000" fo:letter-spacing="-0.0034in"/>
    </style:style>
    <style:style style:name="T47" style:parent-style-name="sc-bznhio" style:family="text">
      <style:text-properties style:font-name-complex="Times New Roman" fo:font-weight="bold" style:font-weight-asian="bold" style:font-weight-complex="bold" fo:color="#000000" fo:letter-spacing="-0.0034in"/>
    </style:style>
    <style:style style:name="T48" style:parent-style-name="sc-bznhio" style:family="text">
      <style:text-properties style:font-name-complex="Times New Roman" fo:color="#000000" fo:letter-spacing="-0.0034in"/>
    </style:style>
    <style:style style:name="P49" style:parent-style-name="Standard" style:family="paragraph">
      <style:text-properties style:font-name-complex="Times New Roman" fo:language="ru" fo:country="RU"/>
    </style:style>
    <style:style style:name="P50" style:parent-style-name="Standard" style:family="paragraph">
      <style:text-properties style:font-name-complex="Times New Roman" fo:language="ru" fo:country="RU"/>
    </style:style>
    <style:style style:name="P51" style:parent-style-name="Standard" style:family="paragraph">
      <style:text-properties style:font-name-complex="Times New Roman" fo:font-weight="bold" style:font-weight-asian="bold" fo:language="ru" fo:country="RU"/>
    </style:style>
    <style:style style:name="P52" style:parent-style-name="Standard" style:family="paragraph">
      <style:text-properties style:font-name-complex="Times New Roman" fo:font-weight="bold" style:font-weight-asian="bold" fo:language="ru" fo:country="RU"/>
    </style:style>
    <style:style style:name="T5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6" style:parent-style-name="Standard" style:family="paragraph">
      <style:text-properties style:font-name-complex="Times New Roman" fo:language="ru" fo:country="RU"/>
    </style:style>
    <style:style style:name="P57" style:parent-style-name="Standard" style:family="paragraph">
      <style:text-properties style:font-name-complex="Times New Roman" fo:language="ru" fo:country="RU"/>
    </style:style>
    <style:style style:name="P58" style:parent-style-name="Standard" style:family="paragraph">
      <style:text-properties style:font-name-complex="Times New Roman" fo:language="ru" fo:country="RU"/>
    </style:style>
    <style:style style:name="P59" style:parent-style-name="Standard" style:family="paragraph">
      <style:text-properties style:font-name-complex="Times New Roman" fo:font-weight="bold" style:font-weight-asian="bold" fo:language="ru" fo:country="RU"/>
    </style:style>
    <style:style style:name="P60" style:parent-style-name="Standard" style:family="paragraph">
      <style:text-properties style:font-name-complex="Times New Roman" fo:language="ru" fo:country="RU"/>
    </style:style>
    <style:style style:name="P61" style:parent-style-name="Standard" style:family="paragraph">
      <style:text-properties style:font-name-complex="Times New Roman" fo:language="ru" fo:country="RU"/>
    </style:style>
    <style:style style:name="P62" style:parent-style-name="Standard" style:family="paragraph">
      <style:text-properties style:font-name-complex="Times New Roman" fo:language="ru" fo:country="RU"/>
    </style:style>
    <style:style style:name="P63" style:parent-style-name="Standard" style:family="paragraph">
      <style:text-properties style:font-name-complex="Times New Roman" fo:language="ru" fo:country="RU"/>
    </style:style>
    <style:style style:name="P64" style:parent-style-name="Standard" style:family="paragraph">
      <style:text-properties style:font-name-complex="Times New Roman" fo:language="ru" fo:country="RU"/>
    </style:style>
    <style:style style:name="P65" style:parent-style-name="Standard" style:family="paragraph">
      <style:text-properties style:font-name-complex="Times New Roman" fo:language="ru" fo:country="RU"/>
    </style:style>
    <style:style style:name="P66" style:parent-style-name="Standard" style:family="paragraph">
      <style:text-properties style:font-name-complex="Times New Roman" fo:language="ru" fo:country="RU"/>
    </style:style>
    <style:style style:name="P67" style:parent-style-name="Standard" style:family="paragraph">
      <style:text-properties style:font-name-complex="Times New Roman" fo:language="ru" fo:country="RU"/>
    </style:style>
    <style:style style:name="P68" style:parent-style-name="Standard" style:family="paragraph">
      <style:text-properties style:font-name-complex="Times New Roman" fo:language="ru" fo:country="RU"/>
    </style:style>
    <style:style style:name="P69" style:parent-style-name="Standard" style:family="paragraph">
      <style:text-properties style:font-name-complex="Times New Roman" fo:language="ru" fo:country="RU"/>
    </style:style>
    <style:style style:name="P70" style:parent-style-name="Standard" style:family="paragraph">
      <style:text-properties style:font-name-complex="Times New Roman" fo:language="ru" fo:country="RU"/>
    </style:style>
    <style:style style:name="T71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P72" style:parent-style-name="Standard" style:family="paragraph">
      <style:text-properties style:font-name-complex="Times New Roman" fo:language="ru" fo:country="RU"/>
    </style:style>
    <style:style style:name="P73" style:parent-style-name="Standard" style:family="paragraph">
      <style:text-properties style:font-name-complex="Times New Roman" fo:language="ru" fo:country="RU"/>
    </style:style>
    <style:style style:name="P74" style:parent-style-name="Standard" style:family="paragraph">
      <style:text-properties style:font-name-complex="Times New Roman" fo:language="ru" fo:country="RU"/>
    </style:style>
    <style:style style:name="P75" style:parent-style-name="Standard" style:family="paragraph">
      <style:text-properties style:font-name-complex="Times New Roman" fo:language="ru" fo:country="RU"/>
    </style:style>
    <style:style style:name="P76" style:parent-style-name="Standard" style:family="paragraph">
      <style:text-properties style:font-name-complex="Times New Roman" fo:font-weight="bold" style:font-weight-asian="bold" fo:language="ru" fo:country="RU"/>
    </style:style>
    <style:style style:name="P77" style:parent-style-name="Standard" style:family="paragraph">
      <style:text-properties style:font-name-complex="Times New Roman" fo:language="ru" fo:country="RU"/>
    </style:style>
    <style:style style:name="P78" style:parent-style-name="Standard" style:family="paragraph">
      <style:text-properties style:font-name-complex="Times New Roman" fo:language="ru" fo:country="RU"/>
    </style:style>
    <style:style style:name="P79" style:parent-style-name="Standard" style:family="paragraph">
      <style:text-properties style:font-name-complex="Times New Roman" fo:language="ru" fo:country="RU"/>
    </style:style>
    <style:style style:name="P80" style:parent-style-name="Standard" style:family="paragraph">
      <style:text-properties style:font-name-complex="Times New Roman" fo:language="ru" fo:country="RU"/>
    </style:style>
    <style:style style:name="P81" style:parent-style-name="Standard" style:family="paragraph">
      <style:text-properties style:font-name-complex="Times New Roman" fo:font-weight="bold" style:font-weight-asian="bold" fo:language="ru" fo:country="RU"/>
    </style:style>
    <style:style style:name="P82" style:parent-style-name="Standard" style:family="paragraph">
      <style:text-properties style:font-name-complex="Times New Roman" fo:language="ru" fo:country="RU"/>
    </style:style>
    <style:style style:name="P83" style:parent-style-name="Standard" style:family="paragraph">
      <style:text-properties style:font-name-complex="Times New Roman" fo:language="ru" fo:country="RU"/>
    </style:style>
    <style:style style:name="P84" style:parent-style-name="Standard" style:family="paragraph">
      <style:text-properties style:font-name-complex="Times New Roman" fo:language="ru" fo:country="RU"/>
    </style:style>
    <style:style style:name="P85" style:parent-style-name="Standard" style:family="paragraph">
      <style:text-properties style:font-name-complex="Times New Roman" fo:language="ru" fo:country="RU"/>
    </style:style>
    <style:style style:name="P86" style:parent-style-name="Standard" style:family="paragraph">
      <style:text-properties style:font-name-complex="Times New Roman" fo:language="ru" fo:country="RU"/>
    </style:style>
    <style:style style:name="P87" style:parent-style-name="Standard" style:family="paragraph">
      <style:text-properties style:font-name-complex="Times New Roman" fo:language="ru" fo:country="RU"/>
    </style:style>
    <style:style style:name="P88" style:parent-style-name="Standard" style:family="paragraph">
      <style:text-properties style:font-name-complex="Times New Roman" fo:language="ru" fo:country="RU"/>
    </style:style>
    <style:style style:name="P89" style:parent-style-name="Standard" style:family="paragraph">
      <style:text-properties style:font-name-complex="Times New Roman" fo:language="ru" fo:country="RU"/>
    </style:style>
    <style:style style:name="P90" style:parent-style-name="Standard" style:family="paragraph">
      <style:text-properties style:font-name-complex="Times New Roman" fo:font-weight="bold" style:font-weight-asian="bold" fo:language="ru" fo:country="RU"/>
    </style:style>
    <style:style style:name="P91" style:parent-style-name="Standard" style:family="paragraph">
      <style:text-properties style:font-name-complex="Times New Roman" fo:language="ru" fo:country="RU"/>
    </style:style>
    <style:style style:name="P92" style:parent-style-name="Standard" style:family="paragraph">
      <style:text-properties style:font-name-complex="Times New Roman" fo:language="ru" fo:country="RU"/>
    </style:style>
    <style:style style:name="P93" style:parent-style-name="Standard" style:family="paragraph">
      <style:text-properties style:font-name-complex="Times New Roman" fo:language="ru" fo:country="RU"/>
    </style:style>
    <style:style style:name="P94" style:parent-style-name="Standard" style:family="paragraph">
      <style:text-properties style:font-name-complex="Times New Roman" fo:language="ru" fo:country="RU"/>
    </style:style>
    <style:style style:name="P95" style:parent-style-name="Standard" style:family="paragraph">
      <style:text-properties style:font-name-complex="Times New Roman" fo:language="ru" fo:country="RU"/>
    </style:style>
    <style:style style:name="P96" style:parent-style-name="Standard" style:family="paragraph">
      <style:text-properties style:font-name-complex="Times New Roman" fo:language="ru" fo:country="RU"/>
    </style:style>
    <style:style style:name="P97" style:parent-style-name="Standard" style:family="paragraph">
      <style:text-properties style:font-name-complex="Times New Roman" fo:language="ru" fo:country="RU"/>
    </style:style>
    <style:style style:name="P98" style:parent-style-name="Standard" style:family="paragraph">
      <style:text-properties style:font-name-complex="Times New Roman" fo:language="ru" fo:country="RU"/>
    </style:style>
    <style:style style:name="P99" style:parent-style-name="Standard" style:family="paragraph">
      <style:text-properties style:font-name-complex="Times New Roman" fo:language="ru" fo:country="RU"/>
    </style:style>
    <style:style style:name="P100" style:parent-style-name="Standard" style:family="paragraph">
      <style:text-properties style:font-name-complex="Times New Roman" fo:language="ru" fo:country="RU"/>
    </style:style>
    <style:style style:name="P101" style:parent-style-name="Standard" style:family="paragraph">
      <style:text-properties style:font-name-complex="Times New Roman" fo:language="ru" fo:country="RU"/>
    </style:style>
    <style:style style:name="P102" style:parent-style-name="Standard" style:family="paragraph">
      <style:text-properties style:font-name-complex="Times New Roman" fo:language="ru" fo:country="RU"/>
    </style:style>
    <style:style style:name="P103" style:parent-style-name="Standard" style:family="paragraph">
      <style:text-properties style:font-name-complex="Times New Roman" fo:language="ru" fo:country="RU"/>
    </style:style>
    <style:style style:name="P104" style:parent-style-name="Standard" style:family="paragraph">
      <style:text-properties style:font-name-complex="Times New Roman" fo:language="ru" fo:country="RU"/>
    </style:style>
    <style:style style:name="P105" style:parent-style-name="Standard" style:family="paragraph">
      <style:text-properties style:font-name-complex="Times New Roman" fo:language="ru" fo:country="RU"/>
    </style:style>
    <style:style style:name="P106" style:parent-style-name="Standard" style:family="paragraph">
      <style:text-properties style:font-name-complex="Times New Roman" fo:language="ru" fo:country="RU"/>
    </style:style>
    <style:style style:name="P107" style:parent-style-name="Standard" style:family="paragraph">
      <style:text-properties style:font-name-complex="Times New Roman" fo:language="ru" fo:country="RU"/>
    </style:style>
    <style:style style:name="P108" style:parent-style-name="Standard" style:family="paragraph">
      <style:text-properties style:font-name-complex="Times New Roman" fo:language="ru" fo:country="RU"/>
    </style:style>
    <style:style style:name="T109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T110" style:parent-style-name="Основнойшрифтабзаца" style:family="text">
      <style:text-properties style:font-name-complex="Times New Roman" fo:language="ru" fo:country="RU"/>
    </style:style>
  </office:automatic-styles>
  <office:body>
    <office:text text:use-soft-page-breaks="true">
      <text:p text:style-name="P1"><text:span text:style-name="T2">Техническое задание по теме курсового проекта<text:s/></text:span><text:span text:style-name="T3">«Магазин Кроссовок»</text:span><text:span text:style-name="T4"><text:line-break/></text:span></text:p>
      <text:p text:style-name="Обычный"><text:span text:style-name="T5">Выполнил:</text:span><text:span text:style-name="T6"><text:s/></text:span><text:span text:style-name="T7">Новиков Сергей<text:s/></text:span><text:span text:style-name="T8">группа ИСИП 24-9-2.</text:span></text:p>
      <text:p text:style-name="Standard"><text:span text:style-name="T9"><text:line-break/></text:span></text:p>
      <text:p text:style-name="P10"/>
      <text:p text:style-name="Standard"><text:span text:style-name="T11"><text:s/>1. Наименование проекта:</text:span><text:span text:style-name="T12"><text:s/>«KrossiShop.ru» — Интернет магазин кроссовок и спортивной обуви премиум-класса</text:span></text:p>
      <text:p text:style-name="P13"/>
      <text:p text:style-name="P14"/>
      <text:p text:style-name="P15"/>
      <text:p text:style-name="P16">2. Основание для разработки</text:p>
      <text:p text:style-name="P17">Разработка нового современного веб-ресурса обусловлена необходимостью повышения конкурентоспособности бизнеса и удовлетворения растущего спроса потребителей на качественную спортивную обувь. Целью является создание удобного инструмента для привлечения новых клиентов, оптимизации процессов закупок и доставки, автоматизации ведения учета товаров и формирования лояльности постоянных покупателей.</text:p>
      <text:p text:style-name="P18"/>
      <text:p text:style-name="P19">---</text:p>
      <text:p text:style-name="P20"/>
      <text:p text:style-name="P21">3. Назначение разработки</text:p>
      <text:p text:style-name="P22">Проект предназначен для организации качественного интернет-магазина спортивной обуви, предоставляющего возможность потребителям легко выбирать продукцию, совершать покупку удобным способом, получать оперативную поддержку и сопровождение заказа. Сервис также позволяет администрации эффективно управлять ассортиментом, контролировать запасы, отслеживать статистику продаж и формировать оптимальную маркетинговую стратегию.</text:p>
      <text:p text:style-name="P23"/>
      <text:p text:style-name="P24">---</text:p>
      <text:p text:style-name="P25"/>
      <text:p text:style-name="P26">4. Исполнитель</text:p>
      <text:p text:style-name="P27">Исполнителем выступает компания ООО «Интернет Продвижение». Юридический адрес: г. Москва, проспект Мира, дом 123, офис 456. Контактное лицо: Иванов Петр Сергеевич, телефон +7 (495) 123-45-67, e-mail: info@internetpromotion.ru.</text:p>
      <text:p text:style-name="P28"/>
      <text:p text:style-name="P29">---<text:line-break/></text:p>
      <text:p text:style-name="P30">5. Технические требования к системе</text:p>
      <text:p text:style-name="Standard"><text:span text:style-name="T31">Система должна поддерживать работу на современных браузерах (Google Chrome, Mozilla Firefox, Safari), адаптироваться под мобильные устройства, обеспечивать быструю загрузку страниц и обработку заказов пользователей.</text:span></text:p>
      <text:p text:style-name="P32">---</text:p>
      <text:p text:style-name="P33"/>
      <text:p text:style-name="P34">6. Основные функциональные возможности</text:p>
      <text:p text:style-name="Безинтервала"><text:span text:style-name="T35">Каталог товаров с фильтрами и сортировкой по брендам, размерам, цвету и цене.</text:span></text:p>
      <text:p text:style-name="Безинтервала"><text:span text:style-name="T36">Регистрация и авторизация пользователей.</text:span></text:p>
      <text:p text:style-name="Безинтервала"><text:span text:style-name="T37">Корзина покупок с расчетом стоимости доставки и скидок.</text:span></text:p>
      <text:p text:style-name="Безинтервала"><text:span text:style-name="T38">Система оплаты картами Visa, MasterCard, Mir и Яндекс.Деньги.</text:span></text:p>
      <text:p text:style-name="Безинтервала"><text:span text:style-name="T39">Администрирование каталога товаров и управление заказами.</text:span></text:p>
      <text:p text:style-name="Безинтервала"><text:span text:style-name="T40">Интеграция с почтовыми службами для отслеживания отправлений.</text:span></text:p>
      <text:p text:style-name="P41"/>
      <text:p text:style-name="P42">---</text:p>
      <text:p text:style-name="P43"/>
      <text:p text:style-name="P44">7. Входные и выходные данные</text:p>
      <text:p text:style-name="Обычный"><text:span text:style-name="T45">Входные:</text:span><text:span text:style-name="T46"><text:s/>Информация о товарах (название, цена, характеристики), личные данные покупателей, заказы клиентов.</text:span></text:p>
      <text:p text:style-name="Обычный"><text:span text:style-name="T47">Выходные:</text:span><text:span text:style-name="T48"><text:s/>Отчеты по продажам, уведомления клиентам о статусе заказа, письма подтверждения регистрации и покупки.</text:span></text:p>
      <text:p text:style-name="P49"/>
      <text:p text:style-name="P50">---</text:p>
      <text:p text:style-name="P51"/>
      <text:p text:style-name="P52">8. Программные требования</text:p>
      <text:p text:style-name="Обычный"><text:span text:style-name="T53">Front-end разработка на HTML/CSS/JavaScript с использованием фреймворков React.js или Vue.js.</text:span></text:p>
      <text:p text:style-name="Обычный"><text:span text:style-name="T54">Back-end реализация на PHP с использованием MySQL базы данных и REST API для взаимодействия клиент-сервер.</text:span></text:p>
      <text:p text:style-name="Обычный"><text:span text:style-name="T55">Использование SSL сертификата для защиты передачи данных.</text:span></text:p>
      <text:p text:style-name="P56"/>
      <text:p text:style-name="P57">---</text:p>
      <text:p text:style-name="P58"/>
      <text:p text:style-name="P59">9. Аппаратные требования</text:p>
      <text:p text:style-name="P60">Рекомендуемые минимальные технические спецификации для хостинга и оборудования:</text:p>
      <text:p text:style-name="P61">- Сервер: 2-ядерный процессор Intel Xeon E5-26xx или аналогичного класса.</text:p>
      <text:p text:style-name="P62">- Объем оперативной памяти: 8 ГБ DDR4 SDRAM.</text:p>
      <text:p text:style-name="P63">- Свободное пространство жесткого диска: SSD-диск объемом не менее 100 ГБ.</text:p>
      <text:p text:style-name="P64">- Минимальная пропускная способность канала подключения к интернету: 100 Mbps.</text:p>
      <text:p text:style-name="P65">- Высокая доступность (HA) и балансировка нагрузки с использованием Nginx или Apache.</text:p>
      <text:p text:style-name="P66"/>
      <text:p text:style-name="P67">Для высоконагруженных периодов (акций, распродажи) потребуется увеличение ресурсов, вплоть до использования кластеров серверов.</text:p>
      <text:p text:style-name="P68"/>
      <text:p text:style-name="P69">---</text:p>
      <text:p text:style-name="P70"/>
      <text:p text:style-name="Standard"><text:span text:style-name="T71">10. Лингвистические требования</text:span></text:p>
      <text:p text:style-name="P72">Интерфейс портала предоставляется на русском и английском языках. Все информационные блоки, описания продуктов, отзывы и подсказки локализованы на оба языка. Интернациональные клиенты смогут переключать интерфейс в зависимости от предпочтительного языка браузера.</text:p>
      <text:p text:style-name="P73"/>
      <text:p text:style-name="P74">---</text:p>
      <text:p text:style-name="P75"/>
      <text:p text:style-name="P76">11. Условия эксплуатации</text:p>
      <text:p text:style-name="P77">Доступ к сайту открыт круглосуточно, без ограничений географического положения. Скорость отклика сайта должна соответствовать нормативам высокой доступности (до 99% времени доступности). Ежедневное резервное копирование выполняется автоматически и хранится не менее трех месяцев.</text:p>
      <text:p text:style-name="P78"/>
      <text:p text:style-name="P79">---</text:p>
      <text:p text:style-name="P80"/>
      <text:p text:style-name="P81">12. Состав документации</text:p>
      <text:p text:style-name="P82">- Концепция продукта и техническое задание (текущие материалы).</text:p>
      <text:p text:style-name="P83">- Проект технической документации (архитектурная схема, структура БД, документация API).</text:p>
      <text:p text:style-name="P84">- Инструкция пользователя (руководство по работе с магазином для конечных пользователей).</text:p>
      <text:soft-page-break/>
      <text:p text:style-name="P85">- Руководство администратора (описание методов управления контентом, процедура настройки сервера и интеграции с внешними сервисами).</text:p>
      <text:p text:style-name="P86">- Акт приемки-передачи выполненных работ.</text:p>
      <text:p text:style-name="P87"/>
      <text:p text:style-name="P88">---</text:p>
      <text:p text:style-name="P89"/>
      <text:p text:style-name="P90">13. Этапы разработки</text:p>
      <text:p text:style-name="P91">1. **Этап анализа**: Определение ключевых функциональных возможностей, составление подробного технического задания, оценка рисков и сроков выполнения.</text:p>
      <text:p text:style-name="P92"><text:s text:c="3"/></text:p>
      <text:p text:style-name="P93">2. **Прототипирование**: Создание макетов главной страницы, каталога товаров, формы оформления заказа, личного кабинета пользователя и административных панелей.</text:p>
      <text:p text:style-name="P94"/>
      <text:p text:style-name="P95">3. **Front-end разработка**: Реализация пользовательского интерфейса, адаптация под разные экраны и платформы, интеграция элементов динамического поведения (анимация, всплывающие окна, фильтры).</text:p>
      <text:p text:style-name="P96"/>
      <text:p text:style-name="P97">4. **Back-end разработка**: Настройка серверной стороны, обеспечение безопасности данных, создание RESTful API для обмена данными с фронтендом, организация хранения и индексации товаров.</text:p>
      <text:p text:style-name="P98"/>
      <text:p text:style-name="P99">5. **Тестирование**: Проведение юнит-тестов, тестирование на производительность, проверку удобства использования, выявление и исправление багов.</text:p>
      <text:p text:style-name="P100"/>
      <text:p text:style-name="P101">6. **Запуск и внедрение**: Публикация проекта на серверах заказчика, запуск рекламной кампании, начало активной работы с клиентами.</text:p>
      <text:p text:style-name="P102"/>
      <text:p text:style-name="P103">7. **Обучение персонала**: Предоставление инструкций сотрудникам компании-заказчика по использованию инструментов управления сайтом и работой с системой отчетности.</text:p>
      <text:p text:style-name="P104"/>
      <text:p text:style-name="P105">8. **Финальная приемка**: Проверка соответствия требованиям технического задания, подписание акта приемки и предоставление гарантийных обязательств на дальнейшее обслуживание ресурса.</text:p>
      <text:p text:style-name="P106"/>
      <text:p text:style-name="P107">---</text:p>
      <text:p text:style-name="P108"/>
      <text:p text:style-name="Standard"><text:span text:style-name="T109">14. Порядок приемки</text:span></text:p>
      <text:p text:style-name="Standard"><text:span text:style-name="T110">По завершении этапов разработки проект передается заказчику для проверки и оценки качества реализованных решений. После завершения тестового периода составляется акт приемки, подтверждающий готовность ресурса к промышленной эксплуатации. Заказчик имеет право предъявить замечания и пожелания, которые будут учтены исполнителем в рамках гарантийного обслуживания. Если обе стороны согласны с результатами, договор считается выполненным и обязательства исполнителя считаются прекращенны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sc-bznhio" style:display-name="sc-bznhio" style:family="text" style:parent-style-name="Основнойшрифтабзаца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text-properties fo:hyphenate="false"/>
    </style:style>
    <style:style style:name="sc-kguayh" style:display-name="sc-kguayh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09-04-16T11:32:00Z</meta:creation-date>
    <dc:date>2026-02-03T15:01:00Z</dc:date>
    <meta:template xlink:href="Normal" xlink:type="simple"/>
    <meta:editing-cycles>3</meta:editing-cycles>
    <meta:editing-duration>PT1140S</meta:editing-duration>
    <meta:user-defined meta:name="Info 1"/>
    <meta:user-defined meta:name="Info 2"/>
    <meta:user-defined meta:name="Info 3"/>
    <meta:user-defined meta:name="Info 4"/>
    <meta:document-statistic meta:page-count="3" meta:paragraph-count="12" meta:word-count="908" meta:character-count="6072" meta:row-count="43" meta:non-whitespace-character-count="5176"/>
  </office:meta>
</office:document-meta>
</file>